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550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550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550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550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550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550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550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550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550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550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550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550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550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550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550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550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550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manda Valentina Lòpez Hernànd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0/7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631298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è Oscar  Hernàn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461973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7.11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3" meta:non-whitespace-character-count="1004"/>
    <meta:template xlink:type="simple" xlink:actuate="onRequest" xlink:title="Normal" xlink:href=""/>
  </office:meta>
</office:document-meta>
</file>